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БРЕНД">
            <text:p>БРЕНД</text:p>
          </table:table-cell>
          <table:table-cell table:style-name="pd1" office:value-type="string" office:value="КОЛИЧЕСТВО">
            <text:p>КОЛИЧЕСТВО</text:p>
          </table:table-cell>
          <table:table-cell table:style-name="pd1" office:value-type="string" office:value="ЦЕНА">
            <text:p>ЦЕНА</text:p>
          </table:table-cell>
          <table:table-cell table:style-name="pd1" office:value-type="string" office:value="ЗАКУПОЧНАЯ ЦЕНА">
            <text:p>ЗАКУПОЧНАЯ ЦЕНА</text:p>
          </table:table-cell>
        </table:table-row>
        <table:table-row>
          <table:table-cell office:value-type="string" office:value="Гранта">
            <text:p>Гранта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без упаковки">
            <text:p>без упаковк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???">
            <text:p>???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без упаковки">
            <text:p>без упаковк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Largus">
            <text:p>Lada Largus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logan">
            <text:p>Renault log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sedan 2190">
            <text:p>Lada Granta sedan 2190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Vesta / Lada Vesta Universal (sw)">
            <text:p>Lada Vesta / Lada Vesta Universal (sw)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FL sedan">
            <text:p>Lada Granta FL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Duster 1 (abc)">
            <text:p>Renault Duster 1 (abc)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">
            <text:p>Lada Granta 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priora sedan 21704">
            <text:p>Lada priora sedan 21704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olksvagen polo">
            <text:p>Volksvagen polo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Kalina 2004-2013 sedan">
            <text:p>Lada Kalina 2004-2013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Kalina 1,2 универсал 1117,2194">
            <text:p>Lada Kalina 1,2 универсал 1117,2194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laris 1 ресатйлинг 2014-2017 sedan">
            <text:p>Hyundai solaris 1 ресатйлинг 2014-2017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3 2015-2017 sedan">
            <text:p>kia rio 3 2015-2017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sandero 2 2014-">
            <text:p>Renault sandero 2 2014-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Priora 1 sedan">
            <text:p>Lada Priora 1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accent 2002-">
            <text:p>Hyundai accent 2002-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Priora hb">
            <text:p>Lada Priora hb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string" office:value="зеленая этикетка">
            <text:p>зеленая этикетк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